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51819"/>
    </style:style>
    <style:style style:name="P2" style:family="paragraph" style:parent-style-name="Standard">
      <style:text-properties officeooo:rsid="00063762" officeooo:paragraph-rsid="00063762"/>
    </style:style>
    <style:style style:name="P3" style:family="paragraph" style:parent-style-name="Standard">
      <style:text-properties fo:font-weight="bold" officeooo:rsid="000a4beb" officeooo:paragraph-rsid="000a4beb" style:font-weight-asian="bold" style:font-weight-complex="bold"/>
    </style:style>
    <style:style style:name="P4" style:family="paragraph" style:parent-style-name="Standard">
      <style:text-properties officeooo:paragraph-rsid="00068c57"/>
    </style:style>
    <style:style style:name="P5" style:family="paragraph" style:parent-style-name="Standard">
      <style:text-properties officeooo:rsid="000a4beb" officeooo:paragraph-rsid="00051819"/>
    </style:style>
    <style:style style:name="P6" style:family="paragraph" style:parent-style-name="Standard">
      <style:text-properties officeooo:paragraph-rsid="000c9e16"/>
    </style:style>
    <style:style style:name="P7" style:family="paragraph" style:parent-style-name="Standard">
      <style:text-properties officeooo:paragraph-rsid="000e68bb"/>
    </style:style>
    <style:style style:name="P8" style:family="paragraph" style:parent-style-name="Standard">
      <style:text-properties fo:color="#0369a3" loext:opacity="100%" officeooo:rsid="000c5cc9" officeooo:paragraph-rsid="000e68bb"/>
    </style:style>
    <style:style style:name="P9" style:family="paragraph" style:parent-style-name="Standard">
      <style:text-properties officeooo:paragraph-rsid="00051819"/>
    </style:style>
    <style:style style:name="T1" style:family="text">
      <style:text-properties officeooo:rsid="00051819"/>
    </style:style>
    <style:style style:name="T2" style:family="text">
      <style:text-properties fo:color="#c9211e" loext:opacity="100%"/>
    </style:style>
    <style:style style:name="T3" style:family="text">
      <style:text-properties officeooo:rsid="000c9e16"/>
    </style:style>
    <style:style style:name="T4" style:family="text">
      <style:text-properties officeooo:rsid="000e68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Identifying Unreliable Data + Nulls</text:p>
      <text:p text:style-name="P1">-- Exercise 1: Using any methods you like determine if you can </text:p>
      <text:p text:style-name="P1">-- you trust this events table.</text:p>
      <text:p text:style-name="P1"/>
      <text:p text:style-name="P1">-- review the columns in the table</text:p>
      <text:p text:style-name="P1">-- SELECT * </text:p>
      <text:p text:style-name="P1">-- FROM dsv1069.events_201701</text:p>
      <text:p text:style-name="P1">-- LIMIT 5;</text:p>
      <text:p text:style-name="P1">-- event_id</text:p>
      <text:p text:style-name="P1">-- event_time</text:p>
      <text:p text:style-name="P1">-- user_id</text:p>
      <text:p text:style-name="P1">-- event_name</text:p>
      <text:p text:style-name="P1">-- platform</text:p>
      <text:p text:style-name="P1">-- parameter_name</text:p>
      <text:p text:style-name="P1">-- parameter_value</text:p>
      <text:p text:style-name="P1"/>
      <text:p text:style-name="P1"/>
      <text:p text:style-name="P1">-- count the number of records</text:p>
      <text:p text:style-name="P1">-- SELECT COUNT(*)</text:p>
      <text:p text:style-name="P1">-- FROM dsv1069.events_201701</text:p>
      <text:p text:style-name="P1">-- LIMIT 5;</text:p>
      <text:p text:style-name="P1">-- returns 7,301 records</text:p>
      <text:p text:style-name="P1"/>
      <text:p text:style-name="P1">-- GROUP BY check</text:p>
      <text:p text:style-name="P1">-- SELECT event_name,</text:p>
      <text:p text:style-name="P1">-- <text:s text:c="2"/>COUNT(*)</text:p>
      <text:p text:style-name="P1">-- FROM dsv1069.events_201701 </text:p>
      <text:p text:style-name="P1">-- GROUP BY event_name;</text:p>
      <text:p text:style-name="P1">-- event_name<text:tab/>count</text:p>
      <text:p text:style-name="P1">-- test_assignment<text:tab/>3112</text:p>
      <text:p text:style-name="P1">-- view_user_profile<text:tab/>197</text:p>
      <text:p text:style-name="P1">-- view_item<text:tab/>3992</text:p>
      <text:p text:style-name="P1"/>
      <text:p text:style-name="P1">SELECT date(event_time) AS date,</text:p>
      <text:p text:style-name="P1"><text:s text:c="2"/>COUNT(*)</text:p>
      <text:p text:style-name="P1">FROM dsv1069.events_201701</text:p>
      <text:p text:style-name="P1">GROUP BY date(event_time);</text:p>
      <text:p text:style-name="P1"/>
      <text:p text:style-name="P1"/>
      <text:p text:style-name="P1">-- NULL check</text:p>
      <text:p text:style-name="P1">-- SELECT COUNT(*)</text:p>
      <text:p text:style-name="P1">-- FROM dsv1069.events_201701</text:p>
      <text:p text:style-name="P1">-- WHERE event_time IS NULL</text:p>
      <text:p text:style-name="P1">-- <text:s text:c="2"/>OR user_id <text:s/>IS NULL</text:p>
      <text:p text:style-name="P1">-- <text:s text:c="2"/>OR event_name IS NULL</text:p>
      <text:p text:style-name="P1">-- <text:s text:c="2"/>OR platform IS NULL</text:p>
      <text:p text:style-name="P1">-- <text:s text:c="2"/>OR parameter_name IS NULL</text:p>
      <text:p text:style-name="P1">-- <text:s text:c="2"/>OR parameter_value IS NULL;</text:p>
      <text:p text:style-name="P1"><text:s text:c="2"/></text:p>
      <text:p text:style-name="P1">-- MIN/MAX/AVG check</text:p>
      <text:p text:style-name="P1">-- SELECT MIN(Stars) AS min_val,</text:p>
      <text:p text:style-name="P1">-- <text:tab/>MAX(Stars) AS max_val,</text:p>
      <text:p text:style-name="P1"><text:soft-page-break/>-- <text:tab/>AVG(Stars) AS avg_val</text:p>
      <text:p text:style-name="P1">-- FROM review;</text:p>
      <text:p text:style-name="P1"/>
      <text:p text:style-name="P1">-- Exercise 2:</text:p>
      <text:p text:style-name="P1">-- Using any methods you like, determine if you can you trust this </text:p>
      <text:p text:style-name="P1">-- events table. (HINT: When did we start recording events on mobile)</text:p>
      <text:p text:style-name="P1"/>
      <text:p text:style-name="P1">-- get columns</text:p>
      <text:p text:style-name="P1">-- SELECT *</text:p>
      <text:p text:style-name="P1">-- FROM dsv1069.events_ex2</text:p>
      <text:p text:style-name="P1">-- LIMIT 5;</text:p>
      <text:p text:style-name="P1">-- event_id</text:p>
      <text:p text:style-name="P1">-- event_time</text:p>
      <text:p text:style-name="P1">-- user_id</text:p>
      <text:p text:style-name="P1">-- event_name</text:p>
      <text:p text:style-name="P1">-- platform</text:p>
      <text:p text:style-name="P1">-- parameter_name</text:p>
      <text:p text:style-name="P1">-- parameter_value</text:p>
      <text:p text:style-name="P1"/>
      <text:p text:style-name="P1"/>
      <text:p text:style-name="P1">-- SELECT platform,</text:p>
      <text:p text:style-name="P1">-- <text:s text:c="2"/>COUNT(*)</text:p>
      <text:p text:style-name="P1">-- FROM dsv1069.events_ex2</text:p>
      <text:p text:style-name="P1">-- GROUP BY platform;</text:p>
      <text:p text:style-name="P1"/>
      <text:p text:style-name="P1">-- SELECT platform,</text:p>
      <text:p text:style-name="P1">-- <text:s text:c="2"/>MIN(event_time) AS first_event_time</text:p>
      <text:p text:style-name="P1">-- FROM dsv1069.events_ex2</text:p>
      <text:p text:style-name="P1">-- GROUP BY platform;</text:p>
      <text:p text:style-name="P1"/>
      <text:p text:style-name="P1">-- SELECT DATE(event_time) AS date,</text:p>
      <text:p text:style-name="P1">-- <text:s text:c="2"/>COUNT(*)</text:p>
      <text:p text:style-name="P1">-- FROM dsv1069.events_ex2</text:p>
      <text:p text:style-name="P1">-- GROUP BY DATE(event_time);</text:p>
      <text:p text:style-name="P1"/>
      <text:p text:style-name="P1">-- SELECT DATE(event_time) AS date,</text:p>
      <text:p text:style-name="P1">-- <text:s text:c="2"/>event_name,</text:p>
      <text:p text:style-name="P1">-- <text:s text:c="2"/>COUNT(*)</text:p>
      <text:p text:style-name="P1">-- FROM dsv1069.events_ex2</text:p>
      <text:p text:style-name="P1">-- GROUP BY DATE(event_time),</text:p>
      <text:p text:style-name="P1">-- <text:s text:c="2"/>event_name;</text:p>
      <text:p text:style-name="P1"><text:s text:c="2"/></text:p>
      <text:p text:style-name="P1">SELECT DATE(event_time) AS date,</text:p>
      <text:p text:style-name="P1"><text:s text:c="2"/>platform,</text:p>
      <text:p text:style-name="P1"><text:s text:c="2"/>COUNT(*)</text:p>
      <text:p text:style-name="P1">FROM dsv1069.events_ex2</text:p>
      <text:p text:style-name="P1">GROUP BY DATE(event_time),</text:p>
      <text:p text:style-name="P1"><text:s text:c="2"/>platform;</text:p>
      <text:p text:style-name="P1"><text:s text:c="2"/></text:p>
      <text:p text:style-name="P1"><text:s text:c="2"/></text:p>
      <text:p text:style-name="P1">-- Exercise 3: Imagine that you need to count item views by day. You found this table</text:p>
      <text:p text:style-name="P1">-- item_views_by_category_temp - should you use it to answer your questiuon?</text:p>
      <text:p text:style-name="P1"><text:soft-page-break/></text:p>
      <text:p text:style-name="P1">-- get columns</text:p>
      <text:p text:style-name="P1">-- SELECT *</text:p>
      <text:p text:style-name="P1">-- FROM dsv1069.item_views_by_category_temp</text:p>
      <text:p text:style-name="P1">-- category</text:p>
      <text:p text:style-name="P1">-- users</text:p>
      <text:p text:style-name="P1">-- view_events</text:p>
      <text:p text:style-name="P1"/>
      <text:p text:style-name="P1">-- SELECT SUM(view_events) AS event_count</text:p>
      <text:p text:style-name="P1">-- FROM dsv1069.item_views_by_category_temp;</text:p>
      <text:p text:style-name="P1"/>
      <text:p text:style-name="P1">SELECT COUNT(DISTINCT event_id) AS event_count</text:p>
      <text:p text:style-name="P1">FROM dsv1069.events</text:p>
      <text:p text:style-name="P1">WHERE event_name = 'view_item';</text:p>
      <text:p text:style-name="P1"/>
      <text:p text:style-name="P1">-- Exercise 4: </text:p>
      <text:p text:style-name="P1">-- Using any methods you like, decide if this table is ready to be </text:p>
      <text:p text:style-name="P1">-- used as a source of truth.</text:p>
      <text:p text:style-name="P1"/>
      <text:p text:style-name="P1"/>
      <text:p text:style-name="P1">-- get columns</text:p>
      <text:p text:style-name="P1">-- SELECT *</text:p>
      <text:p text:style-name="P1">-- FROM dsv1069.events;</text:p>
      <text:p text:style-name="P1">-- event_id</text:p>
      <text:p text:style-name="P1">-- event_time</text:p>
      <text:p text:style-name="P1">-- user_id</text:p>
      <text:p text:style-name="P1">-- event_name</text:p>
      <text:p text:style-name="P1">-- platform</text:p>
      <text:p text:style-name="P1">-- parameter_name</text:p>
      <text:p text:style-name="P1">-- parameter_value</text:p>
      <text:p text:style-name="P1"/>
      <text:p text:style-name="P1">-- SELECT DATE(event_time) AS date,</text:p>
      <text:p text:style-name="P1">-- <text:s text:c="2"/>COUNT(*) AS row_count,</text:p>
      <text:p text:style-name="P1">-- <text:s text:c="2"/>COUNT(event_id) AS event_count,</text:p>
      <text:p text:style-name="P1">-- <text:s text:c="2"/>COUNT(user_id) AS user_count</text:p>
      <text:p text:style-name="P1">-- FROM dsv1069.events</text:p>
      <text:p text:style-name="P1">-- GROUP BY date;</text:p>
      <text:p text:style-name="P1"><text:s text:c="2"/></text:p>
      <text:p text:style-name="P1">SELECT DATE(event_time) AS date,</text:p>
      <text:p text:style-name="P1"><text:s text:c="2"/>platform,</text:p>
      <text:p text:style-name="P1"><text:s text:c="2"/>COUNT(user_id) AS users</text:p>
      <text:p text:style-name="P1"><text:s text:c="2"/></text:p>
      <text:p text:style-name="P1">FROM dsv1069.events</text:p>
      <text:p text:style-name="P1"/>
      <text:p text:style-name="P1">GROUP BY date,</text:p>
      <text:p text:style-name="P1"><text:s text:c="2"/>platform;</text:p>
      <text:p text:style-name="P1"/>
      <text:p text:style-name="P1"/>
      <text:p text:style-name="P1"/>
      <text:p text:style-name="P1">-- Exercise 5: </text:p>
      <text:p text:style-name="P1">-- Is this the right way to join orders to users? Is this the right way this join.</text:p>
      <text:p text:style-name="P1"/>
      <text:p text:style-name="P1"><text:soft-page-break/>-- get columns</text:p>
      <text:p text:style-name="P1">-- SELECT *</text:p>
      <text:p text:style-name="P1">-- FROM dsv1069.orders</text:p>
      <text:p text:style-name="P1">-- LIMIT 100;</text:p>
      <text:p text:style-name="P1">-- invoice_id</text:p>
      <text:p text:style-name="P1">-- line_item_id</text:p>
      <text:p text:style-name="P1">-- user_id</text:p>
      <text:p text:style-name="P1">-- item_id</text:p>
      <text:p text:style-name="P1">-- item_name</text:p>
      <text:p text:style-name="P1">-- item_category</text:p>
      <text:p text:style-name="P1">-- price</text:p>
      <text:p text:style-name="P1">-- created_at</text:p>
      <text:p text:style-name="P1">-- paid_at</text:p>
      <text:p text:style-name="P1"/>
      <text:p text:style-name="P1">-- get columns</text:p>
      <text:p text:style-name="P1">-- SELECT *</text:p>
      <text:p text:style-name="P1">-- FROM dsv1069.users</text:p>
      <text:p text:style-name="P1">-- LIMIT 100;</text:p>
      <text:p text:style-name="P1">-- created_at</text:p>
      <text:p text:style-name="P1">-- deleted_at</text:p>
      <text:p text:style-name="P1">-- email_address</text:p>
      <text:p text:style-name="P1">-- first_name</text:p>
      <text:p text:style-name="P1">-- id</text:p>
      <text:p text:style-name="P1">-- last_name</text:p>
      <text:p text:style-name="P1">-- merged_at</text:p>
      <text:p text:style-name="P1">-- parent_user_id</text:p>
      <text:p text:style-name="P1"/>
      <text:p text:style-name="P1">SELECT COUNT(*)</text:p>
      <text:p text:style-name="P1">FROM dsv1069.orders</text:p>
      <text:p text:style-name="P1"><text:s text:c="2"/>JOIN dsv1069.users</text:p>
      <text:p text:style-name="P1"><text:s text:c="2"/>ON orders.user_id = COALESCE(users.parent_user_id, user_id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9T17:44:34.005000000</dc:date>
    <meta:editing-duration>PT51M52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4" meta:paragraph-count="159" meta:word-count="530" meta:character-count="3414" meta:non-whitespace-character-count="2967"/>
  </office:meta>
</office:document-meta>
</file>